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266cm"/>
    </style:style>
    <style:style style:name="co2" style:family="table-column">
      <style:table-column-properties fo:break-before="auto" style:column-width="1.139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1.072cm"/>
    </style:style>
    <style:style style:name="co5" style:family="table-column">
      <style:table-column-properties fo:break-before="auto" style:column-width="0.815cm"/>
    </style:style>
    <style:style style:name="co6" style:family="table-column">
      <style:table-column-properties fo:break-before="auto" style:column-width="1.353cm"/>
    </style:style>
    <style:style style:name="co7" style:family="table-column">
      <style:table-column-properties fo:break-before="auto" style:column-width="1.935cm"/>
    </style:style>
    <style:style style:name="co8" style:family="table-column">
      <style:table-column-properties fo:break-before="auto" style:column-width="1.804cm"/>
    </style:style>
    <style:style style:name="co9" style:family="table-column">
      <style:table-column-properties fo:break-before="auto" style:column-width="1.094cm"/>
    </style:style>
    <style:style style:name="co10" style:family="table-column">
      <style:table-column-properties fo:break-before="auto" style:column-width="2.288cm"/>
    </style:style>
    <style:style style:name="ro1" style:family="table-row">
      <style:table-row-properties style:row-height="0.422cm" fo:break-before="auto" style:use-optimal-row-height="true"/>
    </style:style>
    <style:style style:name="ro2" style:family="table-row">
      <style:table-row-properties style:row-height="1.912cm" fo:break-before="auto" style:use-optimal-row-height="false"/>
    </style:style>
    <style:style style:name="ro3" style:family="table-row">
      <style:table-row-properties style:row-height="2.124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number-columns-repeated="245" table:default-cell-style-name="Default"/>
        <table:table-row table:style-name="ro1">
          <table:table-cell table:number-columns-repeated="256"/>
        </table:table-row>
        <table:table-row table:style-name="ro2">
          <table:table-cell table:style-name="ce1" office:value-type="string">
            <text:p>Befehl1</text:p>
          </table:table-cell>
          <table:table-cell table:style-name="ce1" office:value-type="string">
            <text:p>Batterie/Sender </text:p>
          </table:table-cell>
          <table:table-cell table:style-name="ce1" office:value-type="string">
            <text:p>Anwort</text:p>
          </table:table-cell>
          <table:table-cell table:style-name="ce1" office:value-type="string">
            <text:p>BatStatus1</text:p>
          </table:table-cell>
          <table:table-cell table:style-name="ce1" office:value-type="string">
            <text:p>BatStatus2</text:p>
          </table:table-cell>
          <table:table-cell table:style-name="ce1" office:value-type="string">
            <text:p>Amp1</text:p>
          </table:table-cell>
          <table:table-cell table:style-name="ce1" office:value-type="string">
            <text:p>Amp2</text:p>
          </table:table-cell>
          <table:table-cell office:value-type="string">
            <text:p>Spannungh</text:p>
          </table:table-cell>
          <table:table-cell office:value-type="string">
            <text:p>Spannungl</text:p>
          </table:table-cell>
          <table:table-cell office:value-type="string">
            <text:p>Valueh</text:p>
          </table:table-cell>
          <table:table-cell office:value-type="string">
            <text:p>Valuel</text:p>
          </table:table-cell>
          <table:table-cell office:value-type="string">
            <text:p>Checksum</text:p>
          </table:table-cell>
          <table:table-cell table:number-columns-repeated="24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f</text:p>
          </table:table-cell>
          <table:table-cell office:value-type="string">
            <text:p>ff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45"/>
        </table:table-row>
        <table:table-row table:style-name="ro3">
          <table:table-cell table:style-name="ce1" office:value-type="string">
            <text:p>Befehl1</text:p>
          </table:table-cell>
          <table:table-cell table:style-name="ce1" office:value-type="string">
            <text:p>TwikeComputer</text:p>
          </table:table-cell>
          <table:table-cell table:style-name="ce1" office:value-type="string">
            <text:p>Antwort</text:p>
          </table:table-cell>
          <table:table-cell table:style-name="ce1" office:value-type="string">
            <text:p>command1</text:p>
          </table:table-cell>
          <table:table-cell table:style-name="ce1" office:value-type="string">
            <text:p>command2</text:p>
          </table:table-cell>
          <table:table-cell table:style-name="ce1" office:value-type="string">
            <text:p>highbyte</text:p>
          </table:table-cell>
          <table:table-cell table:style-name="ce1" office:value-type="string">
            <text:p>LOWBYTE</text:p>
          </table:table-cell>
          <table:table-cell table:style-name="ce1" office:value-type="string">
            <text:p>checksum</text:p>
          </table:table-cell>
          <table:table-cell table:style-name="ce1" table:number-columns-repeated="24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f</text:p>
          </table:table-cell>
          <table:table-cell office:value-type="float" office:value="24">
            <text:p>24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Checksum: Exor Verknüpfung aller Werte nach der Adresse (z.B. Batterie 31)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atterie/ Sender:</text:p>
          </table:table-cell>
          <table:table-cell table:number-columns-repeated="2"/>
          <table:table-cell table:style-name="ce5" office:value-type="float" office:value="31">
            <text:p>31</text:p>
          </table:table-cell>
          <table:table-cell office:value-type="string">
            <text:p>Batterie1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string">
            <text:p>Batterie2</text:p>
          </table:table-cell>
          <table:table-cell office:value-type="string">
            <text:p>ff</text:p>
          </table:table-cell>
          <table:table-cell office:value-type="string">
            <text:p>Twike Comp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ommand1/2: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FE</text:p>
          </table:table-cell>
          <table:table-cell office:value-type="string">
            <text:p>Geschwindigke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F </text:p>
          </table:table-cell>
          <table:table-cell office:value-type="string">
            <text:p>Tageskilometer</text:p>
          </table:table-cell>
          <table:table-cell table:number-columns-repeated="253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Zusatz</text:p>
          </table:table-cell>
          <table:table-cell table:number-columns-repeated="25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odel Typ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Program Rev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ParTab Rev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Nennspng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NennStrom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Serie Nummer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Reperat. Datum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Standzeit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Fahr/Ladezeit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0b</text:p>
          </table:table-cell>
          <table:table-cell office:value-type="string">
            <text:p>Bus Adresse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cmd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dState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cmd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Parameter Prot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BINFO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Ladestrom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Fahrstrom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string">
            <text:p>Tot. Spannung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string">
            <text:p>Soll LadeSpg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string">
            <text:p>Ah Zaehler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string">
            <text:p>q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string">
            <text:p>Leistu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2A</text:p>
          </table:table-cell>
          <table:table-cell office:value-type="string">
            <text:p>Batterie Tem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2B</text:p>
          </table:table-cell>
          <table:table-cell office:value-type="string">
            <text:p>FINFO</text:p>
          </table:table-cell>
          <table:table-cell table:number-columns-repeated="253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string">
            <text:p>Teilspannung 1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string">
            <text:p>Teilspannung 2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34">
            <text:p>34</text:p>
          </table:table-cell>
          <table:table-cell table:style-name="ce4" office:value-type="string">
            <text:p>Teilspannung 3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string">
            <text:p>Teilspannung 4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string">
            <text:p>Teilspannung 5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string">
            <text:p>Teilspannung 6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string">
            <text:p>Teilspannung 7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string">
            <text:p>Temperatur 1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string">
            <text:p>Temperatur 2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string">
            <text:p>Temperatur 3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string">
            <text:p>Temperatur 4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string">
            <text:p>Temperatur 5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string">
            <text:p>Temperatur 6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string">
            <text:p>Temperatur 7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string">
            <text:p>Temperatur 8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string">
            <text:p>Temperatur 9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string">
            <text:p>Temperatur 10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string">
            <text:p>Temperatur 11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string">
            <text:p>Temperatur 12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string">
            <text:p>Temperatur 13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string">
            <text:p>Temperatur 14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string">
            <text:p>max. Bat Temp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string">
            <text:p>Umgebungstemp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string">
            <text:p>Max Ladetemp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string">
            <text:p>Min Ladetemp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string">
            <text:p>Max Fahrtemp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string">
            <text:p>Min Fahrtemp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string">
            <text:p>Max LagerTemp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string">
            <text:p>Min LagerTemp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string">
            <text:p>Max Kapazitaet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string">
            <text:p>Min Kapazitaet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string">
            <text:p>geladene Ah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string">
            <text:p>entladene Ah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string">
            <text:p># Ladezyklen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string">
            <text:p># Tiefentl Zykl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string">
            <text:p>max Entl-Strom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string">
            <text:p>Zyklus &gt;110%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string">
            <text:p>Zyklus 100%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string">
            <text:p>Zyklus 90%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string">
            <text:p>Zyklus 80%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string">
            <text:p>Zyklus 70%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string">
            <text:p>Zyklus 60%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string">
            <text:p>Zyklus 50%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string">
            <text:p>Zyklus 40%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string">
            <text:p>Zyklus 30%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8a</text:p>
          </table:table-cell>
          <table:table-cell office:value-type="string">
            <text:p>Zyklus 20%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8b</text:p>
          </table:table-cell>
          <table:table-cell office:value-type="string">
            <text:p>Zyklus 10%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8c</text:p>
          </table:table-cell>
          <table:table-cell office:value-type="string">
            <text:p>Zyklus <text:s/>&lt; 10%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a1</text:p>
          </table:table-cell>
          <table:table-cell office:value-type="string">
            <text:p>Ladestr &lt; -10°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2</text:p>
          </table:table-cell>
          <table:table-cell office:value-type="string">
            <text:p>Ladestr &gt; -10°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3</text:p>
          </table:table-cell>
          <table:table-cell office:value-type="string">
            <text:p>Ladestr &gt; 0°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4</text:p>
          </table:table-cell>
          <table:table-cell office:value-type="string">
            <text:p>Ladestr &gt; 10°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5</text:p>
          </table:table-cell>
          <table:table-cell office:value-type="string">
            <text:p>Ladestr &gt; 20°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6</text:p>
          </table:table-cell>
          <table:table-cell office:value-type="string">
            <text:p>Ladestr &gt; 30°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7</text:p>
          </table:table-cell>
          <table:table-cell office:value-type="string">
            <text:p>Ladestr &gt; 40°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8</text:p>
          </table:table-cell>
          <table:table-cell office:value-type="string">
            <text:p>Ladestr &gt; 45°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9</text:p>
          </table:table-cell>
          <table:table-cell office:value-type="string">
            <text:p>Ladestr &gt; 50°C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b1</text:p>
          </table:table-cell>
          <table:table-cell office:value-type="string">
            <text:p>Ladespg &lt; -10°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2</text:p>
          </table:table-cell>
          <table:table-cell office:value-type="string">
            <text:p>Ladespg &gt; -10°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3</text:p>
          </table:table-cell>
          <table:table-cell office:value-type="string">
            <text:p>Ladespg &gt; 0°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4</text:p>
          </table:table-cell>
          <table:table-cell office:value-type="string">
            <text:p>Ladespg &gt; 10°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5</text:p>
          </table:table-cell>
          <table:table-cell office:value-type="string">
            <text:p>Ladespg &gt; 20°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6</text:p>
          </table:table-cell>
          <table:table-cell office:value-type="string">
            <text:p>Ladespg &gt; 30°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7</text:p>
          </table:table-cell>
          <table:table-cell office:value-type="string">
            <text:p>Ladespg &gt; 40°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8</text:p>
          </table:table-cell>
          <table:table-cell office:value-type="string">
            <text:p>Ladespg &gt; 45°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9</text:p>
          </table:table-cell>
          <table:table-cell office:value-type="string">
            <text:p>Ladespg &gt; 50°C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c1</text:p>
          </table:table-cell>
          <table:table-cell office:value-type="string">
            <text:p>Nom Kapazita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2</text:p>
          </table:table-cell>
          <table:table-cell office:value-type="string">
            <text:p>Min Fahrspg N 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3</text:p>
          </table:table-cell>
          <table:table-cell office:value-type="string">
            <text:p>Selbstentl. St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<text:s text:c="2"/>c4</text:p>
          </table:table-cell>
          <table:table-cell office:value-type="string">
            <text:p>Tiefentld. Spg.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5</text:p>
          </table:table-cell>
          <table:table-cell office:value-type="string">
            <text:p>Max Spg Diff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6</text:p>
          </table:table-cell>
          <table:table-cell office:value-type="string">
            <text:p>Min Fahr-Tem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7</text:p>
          </table:table-cell>
          <table:table-cell office:value-type="string">
            <text:p>Max Fahr-Tem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8</text:p>
          </table:table-cell>
          <table:table-cell office:value-type="string">
            <text:p>Max Fahr-Strom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d1</text:p>
          </table:table-cell>
          <table:table-cell office:value-type="string">
            <text:p>Kal Temp 7/6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2</text:p>
          </table:table-cell>
          <table:table-cell office:value-type="string">
            <text:p>Kal Temp 5/4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3</text:p>
          </table:table-cell>
          <table:table-cell office:value-type="string">
            <text:p>Kal Temp 3/2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4</text:p>
          </table:table-cell>
          <table:table-cell office:value-type="string">
            <text:p>Kal Temp 1/Amb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5</text:p>
          </table:table-cell>
          <table:table-cell office:value-type="string">
            <text:p>Kal Temp GD/14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6</text:p>
          </table:table-cell>
          <table:table-cell office:value-type="string">
            <text:p>Kal Temp 13/12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7</text:p>
          </table:table-cell>
          <table:table-cell office:value-type="string">
            <text:p>Kal Temp 11/1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8</text:p>
          </table:table-cell>
          <table:table-cell office:value-type="string">
            <text:p>Kal Temp 9/8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e1</text:p>
          </table:table-cell>
          <table:table-cell office:value-type="string">
            <text:p>offs klein S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2</text:p>
          </table:table-cell>
          <table:table-cell office:value-type="string">
            <text:p>offs gross S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3</text:p>
          </table:table-cell>
          <table:table-cell office:value-type="string">
            <text:p>Kalibr Spg 1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4</text:p>
          </table:table-cell>
          <table:table-cell office:value-type="string">
            <text:p>Kalibr Spg 2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5</text:p>
          </table:table-cell>
          <table:table-cell office:value-type="string">
            <text:p>Kalibr Spg 3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6</text:p>
          </table:table-cell>
          <table:table-cell office:value-type="string">
            <text:p>Kalibr Spg 4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7</text:p>
          </table:table-cell>
          <table:table-cell office:value-type="string">
            <text:p>Kalibr Spg 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8</text:p>
          </table:table-cell>
          <table:table-cell office:value-type="string">
            <text:p>Kalibr Spg 6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9</text:p>
          </table:table-cell>
          <table:table-cell office:value-type="string">
            <text:p>Kalibr Spg 9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f1</text:p>
          </table:table-cell>
          <table:table-cell office:value-type="string">
            <text:p>Debug Value 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2</text:p>
          </table:table-cell>
          <table:table-cell office:value-type="string">
            <text:p>Debug Value 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3</text:p>
          </table:table-cell>
          <table:table-cell office:value-type="string">
            <text:p>Debug Address</text:p>
          </table:table-cell>
          <table:table-cell table:number-columns-repeated="253"/>
        </table:table-row>
      </table:table>
      <table:table table:name="Sheet2" table:style-name="ta2" table:print="false">
        <table:table-column table:style-name="co10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10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CH">
      <number:day number:style="long"/>
      <number:text>. </number:text>
      <number:month number:textual="true"/>
    </number:date-style>
    <number:date-style style:name="N10108" number:language="de" number:country="CH">
      <number:month number:textual="true"/>
      <number:text> </number:text>
      <number:year/>
    </number:date-style>
    <number:time-style style:name="N10109" number:language="de" number:country="CH">
      <number:hours/>
      <number:text>:</number:text>
      <number:minutes number:style="long"/>
      <number:text> </number:text>
      <number:am-pm/>
    </number:time-style>
    <number:time-style style:name="N10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CH">
      <number:text>SFr. </number:text>
      <number:number number:decimal-places="0" number:min-integer-digits="1" number:grouping="true"/>
    </number:number-style>
    <number:number-style style:name="N10112" number:language="de" number:country="CH">
      <number:text>SFr. -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de" number:country="CH">
      <number:text>SFr. </number:text>
      <number:number number:decimal-places="0" number:min-integer-digits="1" number:grouping="true"/>
    </number:number-style>
    <number:number-style style:name="N10113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2" number:min-integer-digits="1" number:grouping="true"/>
    </number:number-style>
    <number:number-style style:name="N10114" number:language="de" number:country="CH">
      <number:text>SFr. -</number:text>
      <number:number number:decimal-places="2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2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5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4">04.03.2008</text:date>, <text:time>18:00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cell-count="284"/>
  </office:meta>
</office:document-meta>
</file>